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 style:parent-style-name="DefaultParagraphFont" style:family="text">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margin-top="0.0694in" fo:margin-bottom="0.0694in" fo:line-height="100%"/>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margin-top="0.0694in" fo:margin-bottom="0.0694in" fo:line-height="100%"/>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margin-top="0.0694in" fo:margin-bottom="0.0694in" fo:line-height="100%"/>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margin-top="0.0694in" fo:margin-bottom="0.0694in" fo:line-height="100%"/>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margin-top="0.0694in" fo:margin-bottom="0.0694in" fo:line-height="100%"/>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Normal" style:family="paragraph">
      <style:paragraph-properties fo:margin-top="0.0694in" fo:margin-bottom="0.0694in" fo:line-height="100%"/>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h text:style-name="P1" text:outline-level="1">Mini Hackathon Blog Engine<text:s/></text:h>
      <text:h text:style-name="P2" text:outline-level="2">Vue d'ensemble du projet et stratégie de réalisation</text:h>
      <text:p text:style-name="P3">Ce hackathon consiste à développer un moteur de blog complet en 6 heures chrono, sans authentification, avec une stack React/Express/MongoDB. L'objectif principal est de démontrer ta maîtrise des opérations CRUD, du flux de données, et de l'interface utilisateur fonctionnelle. La clé du succès réside dans une planification rigoureuse et une exécution méthodique, en priorisant les fonctionnalités core avant les features avancées. Tu dois choisir un sujet spécifique (jardinage, tech, cuisine, sport) qui guidera tout ton contenu et ton design, car cela donnera une cohérence naturelle à ton blog et impressionnera le jury par ta capacité à créer une expérience utilisateur ciblée.</text:p>
      <text:p text:style-name="P4"><text:span text:style-name="T5">Phase 1 - Kick-off stratégique (15 min)</text:span><text:span text:style-name="T6"><text:s/>: Commence par lire intégralement les spécifications, clone le repo starter si disponible, et planifie tes tâches dans un ordre logique. Choisis immédiatement ton sujet de blog (par exemple "Conseils de jardinage pour débutants") et définis le besoin utilisateur précis que tu vas adresser. Crée une checklist détaillée avec les temps estimés pour chaque tâche, et prépare mentalement 3-5 articles exemples avec des tags variés pour tester tes fonctionnalités. Cette phase de planification est cruciale car elle t'évitera de perdre du temps plus tard et t'aidera à rester focus sur l'essentiel.</text:span></text:p>
      <text:p text:style-name="P7"><text:span text:style-name="T8">Phase 2 - Backend et Schema (75 min)</text:span><text:span text:style-name="T9"><text:s/>: Attaque directement par le backend car c'est la fondation de tout ton projet. Configure ton environnement Express avec Mongoose, crée ton modèle Post avec les champs obligatoires (title, slug, content, tags, status, timestamps), et implémente les 5 routes API essentielles. Le schéma doit inclure une validation stricte (titre obligatoire, slug unique, status par défaut "draft") et un index de recherche textuelle sur title et content. Teste chaque endpoint avec Postman ou curl au fur et à mesure - c'est vital pour éviter les bugs d'intégration plus tard. La logique de slug unique est particulièrement importante : utilise slugify pour générer le slug depuis le titre, puis vérifie l'unicité en ajoutant un suffixe numérique si nécessaire. Implémente également la pagination et le filtrage multi-tags dès cette phase, car c'est plus complex qu'il n'y paraît.</text:span></text:p>
      <text:p text:style-name="P10"><text:span text:style-name="T11">Phase 3 - Frontend Core (90 min)</text:span><text:span text:style-name="T12"><text:s/>: Développe tes composants React en commençant par une structure claire : Header (navigation simple), Hero (titre accrocheur + CTA lié à ton sujet), BlogGrid (affichage des posts avec pagination), et Footer basique. Utilise des hooks React (useState, useEffect) pour gérer l'état et les appels API avec axios ou fetch. Le Hero doit être impactant et refléter ton sujet choisi avec un call-to-action clair ("Découvrez nos conseils", "Créer votre premier article"). Le BlogGrid est le composant le plus complexe car il doit gérer l'affichage des posts, la pagination (boutons Précédent/Suivant), et l'état de chargement. Assure-toi que seuls les posts publiés s'affichent en filtrant par status="published". Côté design, reste simple mais soigné avec du CSS moderne ou Tailwind - évite les frameworks lourds qui te feront perdre du temps.</text:span></text:p>
      <text:p text:style-name="P13"><text:span text:style-name="T14">Phase 4 - Search, Pagination et Tags (75 min)</text:span><text:span text:style-name="T15"><text:s/>: Cette phase est techniquement la plus délicate car elle implique la coordination frontend-backend pour les query parameters. Implémente une barre de recherche qui interroge title et content, un système de pagination avec numéros de page et navigation, et un filtrage par tags avec des boutons ou un dropdown multi-sélection. Côté backend, utilise les aggregation pipelines MongoDB ou des requêtes Mongoose avancées pour combiner search + pagination + filtrage tags. La recherche textuelle<text:s/></text:span><text:soft-page-break/><text:span text:style-name="T16">nécessite un index MongoDB ($text), la pagination requiert skip() et limit(), et le filtrage tags utilise $in ou $all selon si tu veux un OU ou un ET logique. Côté frontend, gère les URL parameters pour que les filtres soient persistants au refresh (react-router ou URLSearchParams). Teste tous les cas edge : recherche vide, aucun résultat, combinaison de filtres.</text:span></text:p>
      <text:p text:style-name="P17"><text:span text:style-name="T18">Phase 5 - Éditeur Markdown (intégré dans Phase 3-4)</text:span><text:span text:style-name="T19"><text:s/>: L'éditeur avec preview live est essentiel mais peut-être développé en parallèle. Utilise react-markdown pour le rendu et crée un composant avec deux panneaux : édition (textarea) et preview. Gère la création et modification de posts avec un formulaire incluant titre, contenu markdown, tags (input avec virgules), et statut draft/published. L'état du formulaire doit être géré avec useState, et la sauvegarde se fait via POST ou PUT selon le mode création/édition. Ajoute de la validation côté client (titre requis, contenu minimum) et affiche les erreurs clairement. La preview live doit se mettre à jour à chaque frappe dans le textarea - utilise un debounce si les performances sont problématiques.</text:span></text:p>
      <text:p text:style-name="P20"><text:span text:style-name="T21">Phase 6 - Déploiement (45-60 min)</text:span><text:span text:style-name="T22"><text:s/>: Le déploiement est souvent sous-estimé mais crucial pour la démo. Configure MongoDB Atlas (cluster gratuit), déploie le backend sur Render ou Railway avec les variables d'environnement correctes (MONGODB_URI, PORT), puis déploie le frontend sur Netlify ou Vercel avec VITE_API_BASE_URL pointant vers ton backend déployé. Teste scrupuleusement les URLs live pour vérifier que tout fonctionne end-to-end. Crée un .env.example listant toutes les variables sans les valeurs sensibles. Cette phase inclut souvent des debug de CORS, de variables d'environnement mal configurées, ou de URLs incorrectes - garde du temps pour ces imprévus. Teste la création, lecture, modification et suppression de posts sur l'application déployée.</text:span></text:p>
      <text:p text:style-name="P23"><text:span text:style-name="T24">Phase 7 - Préparation Présentation (30 min)</text:span><text:span text:style-name="T25"><text:s/>: Crée 5-7 slides percutantes couvrant : 1) Objectif et contraintes du projet, 2) Architecture technique (diagramme simple React→Express→MongoDB), 3) Modèle de données et validations, 4) API et gestion des paramètres, 5) Démonstration UI avec screenshots, 6) Défis rencontrés et solutions, 7) Déploiement et améliorations futures. Prépare une démo live fluide en créant un post exemple, en testant la recherche et les filtres. Anticipe les questions du jury sur tes choix techniques, la gestion des erreurs, la scalabilité. La présentation doit être énergique et montrer ta maîtrise technique tout en restant accessible.</text:span></text:p>
      <text:p text:style-name="P26"><text:span text:style-name="T27">Conseils pour optimiser tes 6h</text:span><text:span text:style-name="T28"><text:s/>: Utilise des outils modernes (Vite pour React, nodemon pour Express, MongoDB Compass pour debug), travaille avec des données de test prêtes (3-5 posts avec tags variés), committe régulièrement avec des messages clairs, et teste constamment plutôt qu'à la fin. Évite les rabbit holes (animations complexes, UI trop sophistiquée) et concentre-toi sur la fonctionnalité et la robustesse. Garde 15 minutes de buffer à chaque phase pour les imprévus. Si tu prends du retard, sacrifie les features bonus (export JSON, editor sophistiqué) plutôt que les fonctionnalités core. L'objectif est d'avoir une application qui fonctionne parfaitement sur les besoins essentiels plutôt qu'une application à moitié finie avec plein de features. Ta capacité à livrer un produit fini et fonctionnel en 6h démontrera ton professionnalisme et ta maîtrise du développement full-stack modern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AS</meta:initial-creator>
    <dc:creator>ANAS</dc:creator>
    <meta:creation-date>2025-08-04T17:06:00Z</meta:creation-date>
    <dc:date>2025-08-04T17:06:00Z</dc:date>
    <meta:template xlink:href="Normal.dotm" xlink:type="simple"/>
    <meta:editing-cycles>2</meta:editing-cycles>
    <meta:editing-duration>PT0S</meta:editing-duration>
    <meta:document-statistic meta:page-count="2" meta:paragraph-count="14" meta:word-count="1068" meta:character-count="7147" meta:row-count="50" meta:non-whitespace-character-count="6093"/>
  </office:meta>
</office:document-meta>
</file>